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ERRANO CASTRO, KIYOMA VICTO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ERRANO CASTRO, KIYOMA VICTO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ERRANO CASTRO, KIYOMA VICTO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USIHUAMAN OVALLE, DAVID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6416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1:29:4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